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97E000006EC9826E467D6A74712.gif" manifest:media-type="image/gif"/>
  <manifest:file-entry manifest:full-path="Pictures/100075DD00003FA700003FA7BD9958F3388FF39E.svg" manifest:media-type="image/svg+xml"/>
  <manifest:file-entry manifest:full-path="Pictures/2000000200000249000001AB13A3349BBCD1E707.eps" manifest:media-type="image/x-eps"/>
  <manifest:file-entry manifest:full-path="Pictures/10000201000001B7000001409E85C9F69B4D3F1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name-complex="Segoe UI"/>
    </style:style>
    <style:style style:name="P2" style:family="paragraph" style:parent-style-name="Standard">
      <style:paragraph-properties fo:text-align="end" style:justify-single-word="false">
        <style:tab-stops>
          <style:tab-stop style:position="0.751cm"/>
        </style:tab-stops>
      </style:paragraph-properties>
      <style:text-properties style:font-name="ArialMT" fo:font-size="20pt" style:font-size-asian="20pt" style:font-name-complex="ArialMT1" style:font-size-complex="20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</style:tab-stops>
      </style:paragraph-properties>
      <style:text-properties fo:font-size="12pt" style:font-size-asian="12pt" style:font-name-complex="Segoe UI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MT" fo:font-size="16pt" fo:font-style="italic" fo:font-weight="bold" style:font-size-asian="16pt" style:font-style-asian="italic" style:font-weight-asian="bold" style:font-name-complex="Arial1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style:font-name="Arial" fo:font-size="10.5pt" officeooo:rsid="000dbc26" officeooo:paragraph-rsid="000dbc26" style:font-size-asian="10.5pt" style:font-name-complex="Arial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0.751cm"/>
        </style:tab-stops>
      </style:paragraph-properties>
      <style:text-properties style:font-name="Arial" fo:font-size="10.5pt" officeooo:rsid="000dbc26" officeooo:paragraph-rsid="00108494" style:font-size-asian="10.5pt" style:font-name-complex="Arial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0.751cm"/>
        </style:tab-stops>
      </style:paragraph-properties>
      <style:text-properties style:font-name="Arial" fo:font-size="10pt" officeooo:rsid="000dbc26" officeooo:paragraph-rsid="00108494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0.751cm"/>
        </style:tab-stops>
      </style:paragraph-properties>
      <style:text-properties style:font-name="Arial" fo:font-size="10pt" officeooo:paragraph-rsid="00108494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officeooo:paragraph-rsid="000dbc26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MT" fo:font-size="16pt" fo:font-style="italic" fo:font-weight="bold" officeooo:paragraph-rsid="00108494" style:font-size-asian="16pt" style:font-style-asian="italic" style:font-weight-asian="bold"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MT" fo:font-size="16pt" fo:font-style="italic" fo:font-weight="bold" officeooo:paragraph-rsid="00108494" style:font-size-asian="16pt" style:font-style-asian="italic" style:font-weight-asian="bold" style:font-name-complex="Arial1"/>
    </style:style>
    <style:style style:name="P13" style:family="paragraph" style:parent-style-name="Standard">
      <style:paragraph-properties fo:text-align="end" style:justify-single-word="false">
        <style:tab-stops>
          <style:tab-stop style:position="0.751cm"/>
        </style:tab-stops>
      </style:paragraph-properties>
      <style:text-properties style:font-name="Arial" fo:font-size="10.5pt" officeooo:rsid="000dbc26" style:font-size-asian="10.5pt" style:font-name-complex="Arial1" style:font-size-complex="10.5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ArialMT" fo:font-size="20pt" style:font-size-asian="20pt" style:font-name-complex="ArialMT1" style:font-size-complex="20pt"/>
    </style:style>
    <style:style style:name="T2" style:family="text">
      <style:text-properties style:font-name="ArialMT" fo:font-size="20pt" officeooo:rsid="0006038b" style:font-size-asian="20pt" style:font-name-complex="ArialMT1" style:font-size-complex="20pt"/>
    </style:style>
    <style:style style:name="T3" style:family="text">
      <style:text-properties style:font-name="ArialMT" fo:font-size="20pt" officeooo:rsid="0006e658" style:font-size-asian="20pt" style:font-name-complex="ArialMT1" style:font-size-complex="20pt"/>
    </style:style>
    <style:style style:name="T4" style:family="text">
      <style:text-properties style:font-name="Arial-BoldMT" fo:font-size="20pt" fo:font-weight="bold" style:font-size-asian="20pt" style:font-weight-asian="bold" style:font-name-complex="Arial-BoldMT1" style:font-size-complex="20pt" style:font-weight-complex="bold"/>
    </style:style>
    <style:style style:name="T5" style:family="text">
      <style:text-properties style:font-name="Arial-BoldMT" fo:font-size="20pt" fo:font-weight="bold" officeooo:rsid="0006038b" style:font-size-asian="20pt" style:font-weight-asian="bold" style:font-name-complex="Arial-BoldMT1" style:font-size-complex="20pt" style:font-weight-complex="bold"/>
    </style:style>
    <style:style style:name="T6" style:family="text">
      <style:text-properties officeooo:rsid="0006038b"/>
    </style:style>
    <style:style style:name="T7" style:family="text">
      <style:text-properties officeooo:rsid="0006e658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2">UNIVERSIDADE FEDERAL DE SÃO CARLOS - CAMPUS SOROCABA</text:p>
      <text:p text:style-name="P5">BACHARELADO EM CIÊNCIA DA COMPUTAÇÃO</text:p>
      <text:p text:style-name="P5">CERTIFICADO</text:p>
      <text:p text:style-name="P1"/>
      <text:p text:style-name="P3"><text:span text:style-name="T1">Agradecemos </text:span><text:span text:style-name="T5">#nome#</text:span><text:span text:style-name="T4"> </text:span><text:span text:style-name="T1">pela participação na </text:span><text:span text:style-name="T3">#evento#</text:span><text:span text:style-name="T1"> promovid</text:span><text:span text:style-name="T3">a</text:span><text:span text:style-name="T1"> pel</text:span><text:span text:style-name="T3">o CACCS – Centro Acadêmico Pata do bisão na</text:span><text:span text:style-name="T1"> UFSCar - Sorocaba no dia </text:span><text:span text:style-name="T2">#dia#</text:span><text:span text:style-name="T1"> de </text:span><text:span text:style-name="T3">#mes# de #ano#</text:span><text:span text:style-name="T1"> com duração de </text:span><text:span text:style-name="T2">#tempo#</text:span><text:span text:style-name="T1">.</text:span></text:p>
      <text:p text:style-name="P4"/>
      <text:p text:style-name="P2">Sorocaba, <text:span text:style-name="T6">#dia_assinatura#</text:span> de <text:span text:style-name="T7">#mes_assinatura#</text:span> de <text:span text:style-name="T7">#ano_assinatura#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10000201000001B7000001409E85C9F69B4D3F11.png" xlink:type="simple" xlink:show="embed" xlink:actuate="onLoad"/>
    <draw:fill-image draw:name="LogoUfscar" xlink:href="Pictures/2000000200000249000001AB13A3349BBCD1E707.eps" xlink:type="simple" xlink:show="embed" xlink:actuate="onLoad"/>
    <draw:fill-image draw:name="logo" xlink:href="Pictures/100075DD00003FA700003FA7BD9958F3388FF39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.251cm" fo:margin-bottom="2.501cm" fo:margin-left="2.251cm" fo:margin-right="2.251cm" fo:background-color="transparent" style:writing-mode="lr-tb" style:layout-grid-color="#c0c0c0" style:layout-grid-lines="32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draw:fill="bitmap" draw:fill-image-name="logo" draw:opacity="15%" draw:fill-image-width="0cm" draw:fill-image-height="0cm" style:repeat="no-repeat" draw:fill-image-ref-point="center" style:footnote-max-height="0cm">
        <style:background-image xlink:href="Pictures/100075DD00003FA700003FA7BD9958F3388FF39E.sv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0" draw:name="WordPictureWatermark176604218" draw:style-name="Mgr1" draw:text-style-name="MP1" svg:width="20.51cm" svg:height="14.957cm" svg:x="0.002cm" svg:y="0cm"><draw:image xlink:href="Pictures/100002000000097E000006EC9826E467D6A74712.gif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</meta:initial-creator>
    <meta:editing-cycles>14</meta:editing-cycles>
    <meta:print-date>2016-05-09T03:35:00</meta:print-date>
    <meta:creation-date>2016-05-09T03:23:00</meta:creation-date>
    <dc:date>2017-02-01T00:38:13.344046747</dc:date>
    <meta:editing-duration>PT40M51S</meta:editing-duration>
    <meta:generator>LibreOffice/5.2.4.2.0$Linux_X86_64 LibreOffice_project/20m0$Build-2</meta:generator>
    <meta:document-statistic meta:table-count="0" meta:image-count="0" meta:object-count="0" meta:page-count="1" meta:paragraph-count="5" meta:word-count="49" meta:character-count="344" meta:non-whitespace-character-count="2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